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Ubuntu" svg:font-family="Ubuntu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 style:shadow="none"/>
    </style:style>
    <style:style style:name="Table1.A" style:family="table-column">
      <style:table-column-properties style:column-width="8.795cm" style:rel-column-width="4986*"/>
    </style:style>
    <style:style style:name="Table1.A1" style:family="table-cell">
      <style:table-cell-properties fo:padding-left="0.101cm" fo:padding-right="0.101cm" fo:padding-top="0cm" fo:padding-bottom="0cm" fo:border="none"/>
    </style:style>
    <style:style style:name="P1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1pt" fo:language="en" fo:country="CA" officeooo:rsid="008d6434" officeooo:paragraph-rsid="00eda07e" style:font-size-asian="11pt" style:font-size-complex="11pt"/>
    </style:style>
    <style:style style:name="P2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1pt" fo:language="en" fo:country="CA" officeooo:rsid="007e180c" officeooo:paragraph-rsid="007f5dc3" style:font-size-asian="11pt" style:font-size-complex="11pt"/>
    </style:style>
    <style:style style:name="P3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1pt" fo:language="en" fo:country="CA" fo:font-style="normal" fo:font-weight="normal" officeooo:rsid="008c329e" officeooo:paragraph-rsid="00948774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able_20_Contents">
      <style:paragraph-properties fo:margin-left="0cm" fo:margin-right="0cm" fo:margin-top="0.199cm" fo:margin-bottom="0cm" loext:contextual-spacing="false" fo:line-height="116%" fo:text-align="start" style:justify-single-word="false" fo:text-indent="0cm" style:auto-text-indent="false"/>
      <style:text-properties fo:color="#be3e82" style:font-name="Source Sans Pro" fo:font-size="14pt" fo:language="en" fo:country="CA" officeooo:rsid="00814dfa" officeooo:paragraph-rsid="00814dfa" style:font-size-asian="14pt" style:font-size-complex="14pt"/>
    </style:style>
    <style:style style:name="P5" style:family="paragraph" style:parent-style-name="Table_20_Contents">
      <style:paragraph-properties fo:margin-left="0cm" fo:margin-right="0cm" fo:margin-top="0.199cm" fo:margin-bottom="0cm" loext:contextual-spacing="false" fo:line-height="116%" fo:text-align="start" style:justify-single-word="false" fo:text-indent="0cm" style:auto-text-indent="false"/>
      <style:text-properties fo:color="#be3e82" style:font-name="Source Sans Pro" fo:font-size="14pt" fo:language="en" fo:country="CA" fo:font-style="normal" officeooo:rsid="007f5dc3" officeooo:paragraph-rsid="00948774" style:font-size-asian="14pt" style:font-style-asian="normal" style:font-size-complex="14pt" style:font-style-complex="normal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16%" fo:text-align="start" style:justify-single-word="false" fo:text-indent="0cm" style:auto-text-indent="false"/>
      <style:text-properties fo:color="#439400" style:font-name="Source Sans Pro" fo:font-size="14pt" fo:language="en" fo:country="CA" officeooo:rsid="007e180c" officeooo:paragraph-rsid="00ef6cdf" style:font-size-asian="14pt" style:font-size-complex="14pt"/>
    </style:style>
    <style:style style:name="P7" style:family="paragraph" style:parent-style-name="Standard">
      <style:paragraph-properties fo:line-height="100%" fo:text-align="center" style:justify-single-word="false" fo:break-before="page"/>
      <style:text-properties fo:color="#be3e82" style:font-name="Source Sans Pro Light" fo:font-size="20pt" fo:language="en" fo:country="CA" officeooo:rsid="001a54e6" officeooo:paragraph-rsid="00e03c95" style:font-size-asian="20pt" style:font-size-complex="20pt"/>
    </style:style>
    <style:style style:name="P8" style:family="paragraph" style:parent-style-name="Table_20_Contents">
      <style:paragraph-properties fo:margin-top="0.011cm" fo:margin-bottom="0cm" loext:contextual-spacing="false" fo:line-height="116%" fo:text-align="start" style:justify-single-word="false"/>
      <style:text-properties style:font-name="Source Sans Pro" fo:font-size="11pt" fo:language="en" fo:country="CA" officeooo:rsid="0085cdb4" officeooo:paragraph-rsid="0085cdb4" style:font-size-asian="11pt" style:font-size-complex="11pt"/>
    </style:style>
    <style:style style:name="P9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7e180c" officeooo:paragraph-rsid="00f3c3ae" style:font-size-asian="11pt" style:font-size-complex="11pt"/>
    </style:style>
    <style:style style:name="P10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7e180c" officeooo:paragraph-rsid="00f77db3" style:font-size-asian="11pt" style:font-size-complex="11pt"/>
    </style:style>
    <style:style style:name="P11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84a6cc" officeooo:paragraph-rsid="00eda07e" style:font-size-asian="11pt" style:font-size-complex="11pt"/>
    </style:style>
    <style:style style:name="P12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aa3120" officeooo:paragraph-rsid="00eda07e" style:font-size-asian="11pt" style:font-size-complex="11pt"/>
    </style:style>
    <style:style style:name="P13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aed12f" officeooo:paragraph-rsid="00f77db3" style:font-size-asian="11pt" style:font-size-complex="11pt"/>
    </style:style>
    <style:style style:name="P14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9bd5c8" officeooo:paragraph-rsid="009bd5c8" style:font-size-asian="11pt" style:font-size-complex="11pt"/>
    </style:style>
    <style:style style:name="P15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fd49d6" officeooo:paragraph-rsid="00fd49d6" style:font-size-asian="11pt" style:font-size-complex="11pt"/>
    </style:style>
    <style:style style:name="P16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CA" officeooo:rsid="00a62e86" officeooo:paragraph-rsid="00cbf120" style:font-size-asian="10pt" style:font-size-complex="10pt"/>
    </style:style>
    <style:style style:name="P17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CA" officeooo:rsid="00ac5917" officeooo:paragraph-rsid="00ac5917" style:font-size-asian="10pt" style:font-size-complex="10pt"/>
    </style:style>
    <style:style style:name="P18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US" officeooo:rsid="00d8b3b6" officeooo:paragraph-rsid="00d8b3b6" style:font-size-asian="10pt" style:font-size-complex="10pt"/>
    </style:style>
    <style:style style:name="P19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US" officeooo:rsid="00aa3120" officeooo:paragraph-rsid="00d8b3b6" style:font-size-asian="10pt" style:font-size-complex="10pt"/>
    </style:style>
    <style:style style:name="P20" style:family="paragraph" style:parent-style-name="Table_20_Contents">
      <style:paragraph-properties fo:margin-left="0cm" fo:margin-right="0cm" fo:margin-top="0.199cm" fo:margin-bottom="0cm" loext:contextual-spacing="false" fo:line-height="116%" fo:text-align="start" style:justify-single-word="false" fo:text-indent="0cm" style:auto-text-indent="false"/>
      <style:text-properties fo:color="#be3e82" style:font-name="Source Sans Pro" fo:font-size="14pt" fo:language="en" fo:country="CA" officeooo:rsid="007e180c" officeooo:paragraph-rsid="00ef6cdf" style:font-size-asian="14pt" style:font-size-complex="14pt"/>
    </style:style>
    <style:style style:name="P21" style:family="paragraph" style:parent-style-name="Table_20_Contents">
      <style:paragraph-properties fo:margin-left="0cm" fo:margin-right="0cm" fo:margin-top="0.199cm" fo:margin-bottom="0cm" loext:contextual-spacing="false" fo:line-height="116%" fo:text-align="start" style:justify-single-word="false" fo:text-indent="0cm" style:auto-text-indent="false"/>
      <style:text-properties fo:color="#be3e82" style:font-name="Source Sans Pro" fo:font-size="14pt" fo:language="en" fo:country="CA" officeooo:rsid="00e03c95" officeooo:paragraph-rsid="00e03c95" style:font-size-asian="14pt" style:font-size-complex="14pt"/>
    </style:style>
    <style:style style:name="P22" style:family="paragraph" style:parent-style-name="Table_20_Contents" style:list-style-name="L1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Ubuntu" fo:font-size="10pt" fo:language="en" fo:country="CA" officeooo:rsid="00ddebe1" officeooo:paragraph-rsid="00ddebe1" style:font-size-asian="10pt" style:font-size-complex="10pt"/>
    </style:style>
    <style:style style:name="P23" style:family="paragraph" style:parent-style-name="Table_20_Contents">
      <style:paragraph-properties fo:margin-left="0cm" fo:margin-right="0cm" fo:margin-top="0.011cm" fo:margin-bottom="0cm" loext:contextual-spacing="false" fo:line-height="100%" fo:text-align="start" style:justify-single-word="false" fo:text-indent="0cm" style:auto-text-indent="false"/>
      <style:text-properties fo:color="#000000" style:font-name="Source Sans Pro" fo:font-size="11pt" fo:language="en" fo:country="CA" officeooo:rsid="00d573bc" officeooo:paragraph-rsid="00f59896" style:font-size-asian="11pt" style:font-size-complex="11pt"/>
    </style:style>
    <style:style style:name="P24" style:family="paragraph" style:parent-style-name="Table_20_Contents">
      <style:paragraph-properties fo:margin-left="0cm" fo:margin-right="0cm" fo:margin-top="0.011cm" fo:margin-bottom="0cm" loext:contextual-spacing="false" fo:line-height="100%" fo:text-align="end" style:justify-single-word="false" fo:text-indent="0cm" style:auto-text-indent="false"/>
      <style:text-properties fo:color="#000000" style:font-name="Source Sans Pro" fo:font-size="11pt" fo:language="en" fo:country="CA" officeooo:rsid="00d573bc" officeooo:paragraph-rsid="00f59896" style:font-size-asian="11pt" style:font-size-complex="11pt"/>
    </style:style>
    <style:style style:name="P25" style:family="paragraph" style:parent-style-name="Table_20_Contents">
      <style:paragraph-properties fo:margin-left="0cm" fo:margin-right="0cm" fo:margin-top="0.011cm" fo:margin-bottom="0cm" loext:contextual-spacing="false" fo:line-height="100%" fo:text-align="start" style:justify-single-word="false" fo:text-indent="0cm" style:auto-text-indent="false"/>
      <style:text-properties fo:color="#000000" style:font-name="Source Sans Pro" fo:font-size="10pt" fo:language="en" fo:country="CA" officeooo:rsid="00d573bc" officeooo:paragraph-rsid="00f59896" style:font-size-asian="10pt" style:font-size-complex="10pt"/>
    </style:style>
    <style:style style:name="P26" style:family="paragraph" style:parent-style-name="Table_20_Contents" style:list-style-name="L1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1pt" fo:language="en" fo:country="CA" officeooo:rsid="009728ea" officeooo:paragraph-rsid="00f3c3ae" style:font-size-asian="11pt" style:font-size-complex="11pt"/>
    </style:style>
    <style:style style:name="P27" style:family="paragraph" style:parent-style-name="Table_20_Contents" style:list-style-name="L1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1pt" fo:language="en" fo:country="CA" officeooo:rsid="0084a6cc" officeooo:paragraph-rsid="00eda07e" style:font-size-asian="11pt" style:font-size-complex="11pt"/>
    </style:style>
    <style:style style:name="T1" style:family="text">
      <style:text-properties officeooo:rsid="007ef93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ed35b8" style:font-weight-asian="normal" style:font-weight-complex="normal"/>
    </style:style>
    <style:style style:name="T4" style:family="text">
      <style:text-properties officeooo:rsid="00836a6e"/>
    </style:style>
    <style:style style:name="T5" style:family="text">
      <style:text-properties officeooo:rsid="0085cdb4"/>
    </style:style>
    <style:style style:name="T6" style:family="text">
      <style:text-properties officeooo:rsid="0089e90a"/>
    </style:style>
    <style:style style:name="T7" style:family="text">
      <style:text-properties officeooo:rsid="00927c07"/>
    </style:style>
    <style:style style:name="T8" style:family="text">
      <style:text-properties officeooo:rsid="0093bc9d"/>
    </style:style>
    <style:style style:name="T9" style:family="text">
      <style:text-properties officeooo:rsid="009728ea"/>
    </style:style>
    <style:style style:name="T10" style:family="text">
      <style:text-properties officeooo:rsid="00975df0"/>
    </style:style>
    <style:style style:name="T11" style:family="text">
      <style:text-properties officeooo:rsid="00a0f00b"/>
    </style:style>
    <style:style style:name="T12" style:family="text">
      <style:text-properties officeooo:rsid="00aa3120"/>
    </style:style>
    <style:style style:name="T13" style:family="text">
      <style:text-properties officeooo:rsid="00aed12f"/>
    </style:style>
    <style:style style:name="T14" style:family="text">
      <style:text-properties officeooo:rsid="00b3094d"/>
    </style:style>
    <style:style style:name="T15" style:family="text">
      <style:text-properties fo:color="#333333" officeooo:rsid="000fa4d7"/>
    </style:style>
    <style:style style:name="T16" style:family="text">
      <style:text-properties fo:color="#333333" fo:language="en" fo:country="US" officeooo:rsid="00f59896"/>
    </style:style>
    <style:style style:name="T17" style:family="text">
      <style:text-properties fo:color="#333333" style:font-name="Source Sans Pro" fo:font-size="11pt" fo:language="en" fo:country="US" officeooo:rsid="00d9744e" style:font-size-asian="11pt" style:font-size-complex="11pt"/>
    </style:style>
    <style:style style:name="T18" style:family="text">
      <style:text-properties fo:color="#333333" fo:font-size="10pt" officeooo:rsid="00e03c95" style:font-size-asian="10pt" style:font-size-complex="10pt"/>
    </style:style>
    <style:style style:name="T19" style:family="text">
      <style:text-properties fo:color="#333333" fo:font-size="10pt" officeooo:rsid="00f59896" style:font-size-asian="10pt" style:font-size-complex="10pt"/>
    </style:style>
    <style:style style:name="T20" style:family="text">
      <style:text-properties officeooo:rsid="00bc4db3"/>
    </style:style>
    <style:style style:name="T21" style:family="text">
      <style:text-properties officeooo:rsid="00c9f48d"/>
    </style:style>
    <style:style style:name="T22" style:family="text">
      <style:text-properties style:font-name="Source Sans Pro" fo:font-size="11pt" style:font-size-asian="11pt" style:font-size-complex="11pt"/>
    </style:style>
    <style:style style:name="T23" style:family="text">
      <style:text-properties style:font-name="Source Sans Pro" fo:font-size="11pt" officeooo:rsid="00bc4db3" style:font-size-asian="11pt" style:font-size-complex="11pt"/>
    </style:style>
    <style:style style:name="T24" style:family="text">
      <style:text-properties style:font-name="Source Sans Pro" fo:font-size="11pt" officeooo:rsid="00cbf120" style:font-size-asian="11pt" style:font-size-complex="11pt"/>
    </style:style>
    <style:style style:name="T25" style:family="text">
      <style:text-properties style:font-name="Source Sans Pro" fo:font-size="11pt" officeooo:rsid="00b3094d" style:font-size-asian="11pt" style:font-size-complex="11pt"/>
    </style:style>
    <style:style style:name="T26" style:family="text">
      <style:text-properties style:font-name="Source Sans Pro" fo:font-size="11pt" officeooo:rsid="00ce5b55" style:font-size-asian="11pt" style:font-size-complex="11pt"/>
    </style:style>
    <style:style style:name="T27" style:family="text">
      <style:text-properties style:font-name="Source Sans Pro" fo:font-size="11pt" officeooo:rsid="00cf71a9" style:font-size-asian="11pt" style:font-size-complex="11pt"/>
    </style:style>
    <style:style style:name="T28" style:family="text">
      <style:text-properties style:font-name="Source Sans Pro" fo:font-size="11pt" officeooo:rsid="00d02353" style:font-size-asian="11pt" style:font-size-complex="11pt"/>
    </style:style>
    <style:style style:name="T29" style:family="text">
      <style:text-properties style:font-name="Source Sans Pro" fo:font-size="11pt" officeooo:rsid="00d8b3b6" style:font-size-asian="11pt" style:font-size-complex="11pt"/>
    </style:style>
    <style:style style:name="T30" style:family="text">
      <style:text-properties style:font-name="Source Sans Pro" fo:font-size="11pt" officeooo:rsid="00ddebe1" style:font-size-asian="11pt" style:font-size-complex="11pt"/>
    </style:style>
    <style:style style:name="T31" style:family="text">
      <style:text-properties style:font-name="Source Sans Pro" fo:font-size="11pt" officeooo:rsid="00e66e9f" style:font-size-asian="11pt" style:font-size-complex="11pt"/>
    </style:style>
    <style:style style:name="T32" style:family="text">
      <style:text-properties style:font-name="Source Sans Pro" fo:font-size="11pt" officeooo:rsid="00f77db3" style:font-size-asian="11pt" style:font-size-complex="11pt"/>
    </style:style>
    <style:style style:name="T33" style:family="text">
      <style:text-properties style:font-name="Source Sans Pro" fo:font-size="11pt" officeooo:rsid="00fc357d" style:font-size-asian="11pt" style:font-size-complex="11pt"/>
    </style:style>
    <style:style style:name="T34" style:family="text">
      <style:text-properties style:font-name="Source Sans Pro" fo:font-size="11pt" fo:language="en" fo:country="CA" style:font-size-asian="11pt" style:font-size-complex="11pt"/>
    </style:style>
    <style:style style:name="T35" style:family="text">
      <style:text-properties style:font-name="Source Sans Pro" fo:font-size="11pt" fo:language="en" fo:country="CA" officeooo:rsid="00d30378" style:font-size-asian="11pt" style:font-size-complex="11pt"/>
    </style:style>
    <style:style style:name="T36" style:family="text">
      <style:text-properties style:font-name="Source Sans Pro" fo:font-size="11pt" fo:language="en" fo:country="CA" officeooo:rsid="00ddebe1" style:font-size-asian="11pt" style:font-size-complex="11pt"/>
    </style:style>
    <style:style style:name="T37" style:family="text">
      <style:text-properties style:font-name="Source Sans Pro" fo:font-size="11pt" fo:language="en" fo:country="CA" officeooo:rsid="00fb08cf" style:font-size-asian="11pt" style:font-size-complex="11pt"/>
    </style:style>
    <style:style style:name="T38" style:family="text">
      <style:text-properties style:font-name="Source Sans Pro" fo:font-size="11pt" fo:language="en" fo:country="CA" officeooo:rsid="00fbba83" style:font-size-asian="11pt" style:font-size-complex="11pt"/>
    </style:style>
    <style:style style:name="T39" style:family="text">
      <style:text-properties style:font-name="Source Sans Pro" fo:font-size="11pt" fo:language="en" fo:country="CA" officeooo:rsid="00fc357d" style:font-size-asian="11pt" style:font-size-complex="11pt"/>
    </style:style>
    <style:style style:name="T40" style:family="text">
      <style:text-properties officeooo:rsid="00cbf120"/>
    </style:style>
    <style:style style:name="T41" style:family="text">
      <style:text-properties officeooo:rsid="00ce5b55"/>
    </style:style>
    <style:style style:name="T42" style:family="text">
      <style:text-properties officeooo:rsid="00d8b3b6"/>
    </style:style>
    <style:style style:name="T43" style:family="text">
      <style:text-properties officeooo:rsid="00dcf63d"/>
    </style:style>
    <style:style style:name="T44" style:family="text">
      <style:text-properties fo:color="#000000" fo:font-size="11pt" officeooo:rsid="00836a6e" style:font-size-asian="11pt" style:font-size-complex="11pt"/>
    </style:style>
    <style:style style:name="T45" style:family="text">
      <style:text-properties fo:color="#000000" fo:font-size="11pt" officeooo:rsid="009b3fc7" style:font-size-asian="11pt" style:font-size-complex="11pt"/>
    </style:style>
    <style:style style:name="T46" style:family="text">
      <style:text-properties officeooo:rsid="00e05ee0"/>
    </style:style>
    <style:style style:name="T47" style:family="text">
      <style:text-properties officeooo:rsid="00e38735"/>
    </style:style>
    <style:style style:name="T48" style:family="text">
      <style:text-properties fo:font-style="normal" officeooo:rsid="0087b8a5" style:font-style-asian="normal" style:font-style-complex="normal"/>
    </style:style>
    <style:style style:name="T49" style:family="text">
      <style:text-properties fo:font-style="normal" officeooo:rsid="00c6da78" style:font-style-asian="normal" style:font-style-complex="normal"/>
    </style:style>
    <style:style style:name="T50" style:family="text">
      <style:text-properties fo:font-style="normal" officeooo:rsid="00f3c3ae" style:font-style-asian="normal" style:font-style-complex="normal"/>
    </style:style>
    <style:style style:name="T51" style:family="text">
      <style:text-properties officeooo:rsid="00f3c3ae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officeooo:rsid="00f59896" style:font-size-asian="10pt" style:font-size-complex="10pt"/>
    </style:style>
    <style:style style:name="T54" style:family="text">
      <style:text-properties officeooo:rsid="00f90671"/>
    </style:style>
    <style:style style:name="T55" style:family="text">
      <style:text-properties officeooo:rsid="00fb08cf"/>
    </style:style>
    <style:style style:name="T56" style:family="text">
      <style:text-properties officeooo:rsid="00fd49d6"/>
    </style:style>
    <style:style style:name="T57" style:family="text">
      <style:text-properties officeooo:rsid="00fdbe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ustin Michaud<text:span text:style-name="T17"> 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4"><text:span text:style-name="T18">Portfolio:</text:span><text:span text:style-name="T52"> </text:span><text:a xlink:type="simple" xlink:href="http://justinmichaud.com/" text:style-name="Internet_20_link" text:visited-style-name="Visited_20_Internet_20_Link"><text:span text:style-name="T52">http://justinmichaud.com</text:span></text:a></text:p>
          </table:table-cell>
          <table:table-cell table:style-name="Table1.A1" office:value-type="string">
            <text:p text:style-name="P23"><text:span text:style-name="T18">Github:</text:span><text:span text:style-name="T52"> </text:span><text:a xlink:type="simple" xlink:href="http://github.com/jtjj222/" text:style-name="Internet_20_link" text:visited-style-name="Visited_20_Internet_20_Link"><text:span text:style-name="T52">http://github.com/jtjj222/</text:span></text:a></text:p>
          </table:table-cell>
        </table:table-row>
        <table:table-row>
          <table:table-cell table:style-name="Table1.A1" office:value-type="string">
            <text:p text:style-name="P24"><text:span text:style-name="T19">Email</text:span><text:span text:style-name="T53">: </text:span><text:a xlink:type="simple" xlink:href="mailto:hello@justinmichaud.com" text:style-name="Internet_20_link" text:visited-style-name="Visited_20_Internet_20_Link"><text:span text:style-name="T52">hello@justinmichaud.com</text:span></text:a></text:p>
          </table:table-cell>
          <table:table-cell table:style-name="Table1.A1" office:value-type="string">
            <text:p text:style-name="P25"><text:span text:style-name="T16">Tel: </text:span><text:span text:style-name="T15">(226) 505-5463</text:span></text:p>
          </table:table-cell>
        </table:table-row>
      </table:table>
      <text:p text:style-name="P21"><text:span text:style-name="T46">Summary</text:span></text:p>
      <text:list xml:id="list6960254107316142253" text:style-name="L1">
        <text:list-header>
          <text:p text:style-name="P26">Enthusiastic software developer who can quickly apply new skills <text:span text:style-name="T11">to deliver business value. Experience:</text:span></text:p>
        </text:list-header>
        <text:list-item>
          <text:p text:style-name="P10"><text:span text:style-name="T56">C</text:span>ommunicating with <text:span text:style-name="T10">coworkers/clients </text:span>to <text:span text:style-name="T6">define</text:span> project requirements</text:p>
        </text:list-item>
        <text:list-item>
          <text:p text:style-name="P15">Developing web, Android, <text:span text:style-name="T57">Linux </text:span>and cross-platform desktop applications</text:p>
        </text:list-item>
        <text:list-item>
          <text:p text:style-name="P9"><text:span text:style-name="T51">Experience with: Java, Python, PHP, <text:s/>SQL, and the Arduino platform</text:span></text:p>
        </text:list-item>
      </text:list>
      <text:p text:style-name="P20">Employment History</text:p>
      <text:p text:style-name="P6"><text:span text:style-name="T44">August 2016 – </text:span><text:span text:style-name="T45">September 2016 - </text:span><text:span text:style-name="T44">Sudbury Action Centre for Youth</text:span></text:p>
      <text:p text:style-name="P1"><text:span text:style-name="T9">Software Development </text:span>Contractor:</text:p>
      <text:list xml:id="list203226429497562" text:continue-numbering="true" text:style-name="L1">
        <text:list-item>
          <text:p text:style-name="P11">Built and <text:span text:style-name="T12">deployed </text:span>web application<text:span text:style-name="T7"> </text:span>to track <text:span text:style-name="T43">clients and donations using Python and Django</text:span></text:p>
        </text:list-item>
        <text:list-item>
          <text:p text:style-name="P12"><text:span text:style-name="T51">Data allowed SACY </text:span>to seek funding, find areas to improve, <text:span text:style-name="T42">and focus on helping at-risk youth</text:span>.</text:p>
        </text:list-item>
        <text:list-item>
          <text:p text:style-name="P11"><text:span text:style-name="T48">Collected requirements </text:span><text:span text:style-name="T49">from non-technical users</text:span><text:span text:style-name="T48">, iterated frequently, </text:span><text:span text:style-name="T50">and </text:span><text:span text:style-name="T48">ensured</text:span><text:span text:style-name="T50"> </text:span><text:span text:style-name="T48">value </text:span><text:span text:style-name="T50">was created</text:span></text:p>
          <text:p text:style-name="P27"><text:span text:style-name="T50"/></text:p>
        </text:list-item>
      </text:list>
      <text:p text:style-name="P2">June 2014 to <text:span text:style-name="T4">September 2016</text:span> <text:s/>- YMCA of Sudbury Employment Centre</text:p>
      <text:p text:style-name="P2"><text:span text:style-name="T2">Software Developer </text:span><text:span text:style-name="T3">and I.T. Support</text:span><text:span text:style-name="T1">:</text:span></text:p>
      <text:list xml:id="list203225136498331" text:continue-numbering="true" text:style-name="L1">
        <text:list-item>
          <text:p text:style-name="P16"><text:span text:style-name="T26">Developed</text:span><text:span text:style-name="T22"> </text:span><text:span text:style-name="T23">open-source</text:span><text:span text:style-name="T25"> </text:span><text:span text:style-name="T24">support tool for </text:span><text:span text:style-name="T29">remote </text:span><text:span text:style-name="T22">John Islan</text:span><text:span text:style-name="T27">d</text:span><text:span text:style-name="T25"> </text:span><text:span text:style-name="T29">Camp </text:span><text:span text:style-name="T27">using Java and </text:span><text:span text:style-name="T32">Netty. </text:span><text:span text:style-name="T31">UDP </text:span><text:span text:style-name="T27">hole-punching </text:span><text:span text:style-name="T32">was used to forward TCP connections without port forwarding</text:span><text:span text:style-name="T25">. </text:span><text:span text:style-name="T24">U</text:span><text:span text:style-name="T25">sed less bandwidth </text:span><text:span text:style-name="T32">and </text:span><text:span text:style-name="T25">was </text:span><text:span text:style-name="T27">easier to </text:span><text:span text:style-name="T28">start</text:span><text:span text:style-name="T27"> </text:span><text:span text:style-name="T24">than </text:span><text:span text:style-name="T25">existing solutions</text:span><text:span text:style-name="T29">.</text:span></text:p>
        </text:list-item>
        <text:list-item>
          <text:p text:style-name="P10"><text:span text:style-name="T29">Bui</text:span><text:span text:style-name="T4">lt and</text:span><text:span text:style-name="T29"> maintain</text:span><text:span text:style-name="T4">ed public job board using PHP and MySQL, used by hundreds of clients. Saved ~20 job councillors time so they can focus on clients.</text:span></text:p>
        </text:list-item>
        <text:list-item>
          <text:p text:style-name="P14"><text:span text:style-name="T41">Made</text:span> <text:span text:style-name="T20">Python</text:span> <text:span text:style-name="T54">scripts </text:span>to <text:span text:style-name="T54">manage</text:span> <text:span text:style-name="T41">public resource Linux computers</text:span>. <text:span text:style-name="T40">Supported guest sessions,</text:span> automatic logout, <text:span text:style-name="T13">and remote management. Reduced maintenance costs, increased security, and enforced usage policies.</text:span></text:p>
        </text:list-item>
        <text:list-item>
          <text:p text:style-name="P13">Created <text:span text:style-name="T20">web application that t</text:span>rack<text:span text:style-name="T21">ed </text:span>camper purchases at John Island <text:span text:style-name="T14">C</text:span>amp, <text:span text:style-name="T47">saving ~20 hours per week in repetitive and error-prone calculations, and producing actionable statistics.</text:span></text:p>
        </text:list-item>
      </text:list>
      <text:p text:style-name="P4">Interests / <text:span text:style-name="T5">Projects</text:span></text:p>
      <text:p text:style-name="P8">I enjoy everything from <text:span text:style-name="T8">playing oboe to </text:span>writing BASIC programs for my Commodore 64 <text:span text:style-name="T55">to messing around with lasers at Hack the North. </text:span></text:p>
      <text:list xml:id="list203225263621196" text:continue-numbering="true" text:style-name="L1">
        <text:list-item>
          <text:p text:style-name="P18"><text:span text:style-name="T37">Contributed</text:span><text:span text:style-name="T36"> </text:span><text:span text:style-name="T39">to the</text:span><text:span text:style-name="T34"> AnySoftKeyboard project </text:span><text:span text:style-name="T39">to create</text:span><text:span text:style-name="T34"> the first Open Source </text:span><text:span text:style-name="T39">swipe</text:span><text:span text:style-name="T34"> keyboard for Android. </text:span><text:span text:style-name="T39">I wrote code that </text:span><text:span text:style-name="T36">genera</text:span><text:span text:style-name="T39">tes</text:span><text:span text:style-name="T36"> simulated paths for possible words and compar</text:span><text:span text:style-name="T39">es</text:span><text:span text:style-name="T36"> them to the user input. </text:span><text:span text:style-name="T39">I am currently working</text:span><text:span text:style-name="T36"> with the maintainer to integrate, </text:span><text:span text:style-name="T39">test and improve it.</text:span></text:p>
        </text:list-item>
        <text:list-item>
          <text:p text:style-name="P19"><text:span text:style-name="T38">Created a</text:span><text:span text:style-name="T34"> shooter game for Google Cardboard </text:span><text:span text:style-name="T38">with Java and OpenGL</text:span><text:span text:style-name="T34"> that uses </text:span><text:span text:style-name="T38">BoofCV running on a laptop</text:span><text:span text:style-name="T34"> to track </text:span><text:span text:style-name="T35">the position of </text:span><text:span text:style-name="T34">your head, </text:span><text:span text:style-name="T38">allowing you to shoot enemies and dodge obstacles.</text:span></text:p>
        </text:list-item>
        <text:list-item>
          <text:p text:style-name="P17"><text:span text:style-name="T22">Work in progress: I am working to create cheap, </text:span><text:span text:style-name="T33">DIY</text:span><text:span text:style-name="T22"> </text:span><text:span text:style-name="T30">VR motion tracking, u</text:span><text:span text:style-name="T22">sing mirrors to scan line-lasers across the room </text:span><text:span text:style-name="T30">and IR to synchronize the emmiter/receiver. </text:span></text:p>
          <text:p text:style-name="P22"><text:span text:style-name="T22">More details and source code available at </text:span><text:a xlink:type="simple" xlink:href="http://justinmichaud.com/" text:style-name="Internet_20_link" text:visited-style-name="Visited_20_Internet_20_Link"><text:span text:style-name="T22">http://justinmichaud.com</text:span></text:a><text:span text:style-name="T22"> </text:span></text:p>
        </text:list-item>
      </text:list>
      <text:p text:style-name="P5">Education</text:p>
      <text:p text:style-name="P3">September 2016 to Present – Computer Science Co-Op at the University of Waterl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Ubuntu" svg:font-family="Ubuntu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margin-left="-0.049cm" fo:margin-right="0cm" fo:text-indent="0cm" style:auto-text-indent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Michaud</meta:initial-creator>
    <meta:creation-date>2014-03-30T09:55:09.609795337</meta:creation-date>
    <dc:date>2017-01-01T20:32:24.768927444</dc:date>
    <meta:editing-duration>PT20H4M39S</meta:editing-duration>
    <meta:editing-cycles>203</meta:editing-cycles>
    <meta:generator>LibreOffice/5.1.4.2$Linux_X86_64 LibreOffice_project/10m0$Build-2</meta:generator>
    <meta:document-statistic meta:table-count="1" meta:image-count="0" meta:object-count="0" meta:page-count="1" meta:paragraph-count="31" meta:word-count="404" meta:character-count="2663" meta:non-whitespace-character-count="2297"/>
  </office:meta>
</office:document-meta>
</file>